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201000002CA000001E8F9116403.png"/>
  <manifest:file-entry manifest:media-type="image/png" manifest:full-path="Pictures/1000020100000306000001BD83F7EA82.png"/>
  <manifest:file-entry manifest:media-type="image/png" manifest:full-path="Pictures/10000201000003790000013A59E031CB.png"/>
  <manifest:file-entry manifest:media-type="image/png" manifest:full-path="Pictures/100002010000008700000087ACDE320F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bitmap" draw:fill-image-name="Bitmape_20_1" style:repeat="stretch" draw:textarea-vertical-align="top" draw:auto-grow-height="false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106cm" svg:stroke-color="#4c4c4c" draw:marker-start="msArrowStealthEnd_20_9" draw:marker-start-width="0.53cm" draw:marker-start-center="false" draw:marker-end="msArrowStealthEnd_20_9" draw:marker-end-width="0.53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53cm" svg:stroke-color="#4c4c4c" draw:stroke-linejoin="round" draw:fill="solid" draw:fill-color="#cccccc" draw:textarea-vertical-align="middle" draw:auto-grow-height="false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106cm" svg:stroke-color="#89b4b8" draw:marker-end="msArrowEnd_20_9" draw:marker-end-width="0.53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bitmap" draw:fill-image-name="Bitmape_20_2" style:repeat="stretch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bitmap" draw:fill-image-name="Bitmape_20_3" style:repeat="stretch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bitmap" draw:fill-image-name="Bitmape_20_4" style:repeat="stretch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fo:min-height="3.181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fo:min-height="11.049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r4" style:family="presentation" style:parent-style-name="tx-title">
      <style:graphic-properties draw:stroke="none" svg:stroke-width="0cm" draw:fill="none" draw:textarea-vertical-align="bottom" draw:auto-grow-height="false" fo:min-height="3.181cm" fo:padding-top="0.254cm" fo:padding-bottom="0.254cm" fo:padding-left="0.254cm" fo:padding-right="0.254cm" fo:wrap-option="wrap"/>
    </style:style>
    <style:style style:name="pr5" style:family="presentation" style:parent-style-name="tx-outline1">
      <style:graphic-properties draw:stroke="none" svg:stroke-width="0cm" draw:fill="none" draw:textarea-vertical-align="top" draw:auto-grow-height="false" fo:min-height="11.049cm" fo:padding-top="0.254cm" fo:padding-bottom="0.254cm" fo:padding-left="0.254cm" fo:padding-right="0.254cm" fo:wrap-option="wrap"/>
    </style:style>
    <style:style style:name="pr6" style:family="presentation" style:parent-style-name="tx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.847cm" fo:margin-bottom="0.212cm" fo:line-height="115%" fo:text-align="center" fo:text-indent="0.847cm"/>
    </style:style>
    <style:style style:name="P2" style:family="paragraph">
      <style:paragraph-properties fo:text-align="center" style:font-independent-line-spacing="true"/>
      <style:text-properties fo:font-size="18pt"/>
    </style:style>
    <style:style style:name="P3" style:family="paragraph">
      <style:paragraph-properties fo:margin-left="0cm" fo:margin-right="0cm" fo:margin-top="0.847cm" fo:margin-bottom="0.212cm" fo:line-height="115%" fo:text-align="center" fo:text-indent="0cm"/>
    </style:style>
    <style:style style:name="P4" style:family="paragraph">
      <style:paragraph-properties fo:margin-left="0cm" fo:margin-right="0cm" fo:margin-top="0cm" fo:margin-bottom="0cm" fo:line-height="100%" fo:text-align="center" fo:text-indent="0.529cm"/>
    </style:style>
    <style:style style:name="P5" style:family="paragraph">
      <style:paragraph-properties fo:text-align="start" style:font-independent-line-spacing="true"/>
      <style:text-properties fo:font-size="18pt"/>
    </style:style>
    <style:style style:name="P6" style:family="paragraph"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.635cm"/>
    </style:style>
    <style:style style:name="P8" style:family="paragraph">
      <style:paragraph-properties fo:margin-left="0cm" fo:margin-right="0cm" fo:margin-top="0.212cm" fo:margin-bottom="0cm" fo:line-height="100%" fo:text-align="start" fo:text-indent="0cm"/>
    </style:style>
    <style:style style:name="P9" style:family="paragraph">
      <style:paragraph-properties fo:margin-left="0cm" fo:margin-right="0cm" fo:margin-top="0.212cm" fo:margin-bottom="0cm" fo:line-height="100%" fo:text-align="center" fo:text-indent="0cm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style:paragraph-properties fo:margin-left="0cm" fo:margin-right="0cm" fo:margin-top="0cm" fo:margin-bottom="0cm" fo:line-height="100%" fo:text-align="start" fo:text-indent="0cm"/>
      <style:text-properties fo:color="#ffffff" fo:font-size="22pt" style:font-size-asian="22pt" style:font-size-complex="22pt"/>
    </style:style>
    <style:style style:name="P12" style:family="paragraph">
      <style:paragraph-properties fo:text-align="start" style:font-independent-line-spacing="true"/>
      <style:text-properties fo:color="#ffffff" fo:font-size="22pt" style:font-size-asian="22pt" style:font-size-complex="22pt"/>
    </style:style>
    <style:style style:name="P13" style:family="paragraph">
      <style:paragraph-properties fo:margin-left="0cm" fo:margin-right="0cm" fo:margin-top="0cm" fo:margin-bottom="0cm" fo:line-height="100%" fo:text-align="start" fo:text-indent="0cm"/>
      <style:text-properties fo:color="#ffffff" fo:font-family="Monaco_Linux" style:font-pitch="fixed"/>
    </style:style>
    <style:style style:name="P14" style:family="paragraph">
      <style:paragraph-properties fo:text-align="start" style:font-independent-line-spacing="true"/>
      <style:text-properties fo:color="#ffffff" fo:font-family="Monaco_Linux" style:font-pitch="fixed" fo:font-size="18pt"/>
    </style:style>
    <style:style style:name="P15" style:family="paragraph">
      <style:paragraph-properties fo:margin-left="0cm" fo:margin-right="0cm" fo:margin-top="0cm" fo:margin-bottom="0cm" fo:line-height="100%" fo:text-align="start" fo:text-indent="0cm"/>
    </style:style>
    <style:style style:name="P16" style:family="paragraph">
      <style:paragraph-properties fo:margin-left="0cm" fo:margin-right="0cm" fo:margin-top="0cm" fo:margin-bottom="0cm" fo:line-height="100%" fo:text-align="start" fo:text-indent="0cm"/>
      <style:text-properties fo:color="#ffffff" fo:font-family="Monaco_Linux" style:font-pitch="fixed" fo:font-size="18pt" style:letter-kerning="true" style:font-family-asian="Consolas" style:font-size-asian="18pt" style:font-family-complex="Consolas" style:font-size-complex="18pt"/>
    </style:style>
    <style:style style:name="P17" style:family="paragraph">
      <style:paragraph-properties fo:text-align="start" style:font-independent-line-spacing="true"/>
      <style:text-properties fo:color="#ffffff" fo:font-family="Monaco_Linux" style:font-pitch="fixed" fo:font-size="20pt" style:font-size-asian="20pt" style:font-size-complex="20pt"/>
    </style:style>
    <style:style style:name="P18" style:family="paragraph">
      <style:paragraph-properties fo:margin-left="0cm" fo:margin-right="0cm" fo:margin-top="0cm" fo:margin-bottom="0cm" fo:line-height="100%" fo:text-align="center" fo:text-indent="0.635cm"/>
    </style:style>
    <style:style style:name="P19" style:family="paragraph">
      <style:paragraph-properties fo:margin-left="0cm" fo:margin-right="0cm" fo:margin-top="0.212cm" fo:margin-bottom="0cm" fo:line-height="100%" fo:text-align="start" fo:text-indent="0cm"/>
      <style:text-properties fo:font-family="Monaco_Linux" style:font-pitch="fixed"/>
    </style:style>
    <style:style style:name="P20" style:family="paragraph">
      <style:paragraph-properties fo:margin-left="0cm" fo:margin-right="0cm" fo:margin-top="0.212cm" fo:margin-bottom="0cm" fo:line-height="100%" fo:text-align="start" fo:text-indent="1.27cm"/>
      <style:text-properties fo:font-family="Monaco_Linux" style:font-pitch="fixed"/>
    </style:style>
    <style:style style:name="P21" style:family="paragraph">
      <style:paragraph-properties fo:text-align="start" style:font-independent-line-spacing="true"/>
      <style:text-properties fo:font-family="Monaco_Linux" style:font-pitch="fixed" fo:font-size="18pt"/>
    </style:style>
    <style:style style:name="P22" style:family="paragraph">
      <style:paragraph-properties fo:margin-left="0cm" fo:margin-right="0cm" fo:margin-top="0.212cm" fo:margin-bottom="0cm" fo:line-height="100%" fo:text-align="start" fo:text-indent="1.27cm"/>
    </style:style>
    <style:style style:name="P23" style:family="paragraph">
      <style:paragraph-properties fo:margin-left="1.27cm" fo:margin-right="0cm" fo:margin-top="0.212cm" fo:margin-bottom="0cm" fo:line-height="100%" fo:text-align="start" fo:text-indent="0cm"/>
    </style:style>
    <style:style style:name="P24" style:family="paragraph">
      <style:paragraph-properties fo:margin-left="0cm" fo:margin-right="0cm" fo:margin-top="0.212cm" fo:margin-bottom="0cm" fo:line-height="150%" fo:text-align="start" fo:text-indent="0cm"/>
    </style:style>
    <style:style style:name="P25" style:family="paragraph">
      <style:paragraph-properties fo:margin-left="0cm" fo:margin-right="0cm" fo:margin-top="0cm" fo:margin-bottom="0cm" fo:line-height="100%" fo:text-align="start" fo:text-indent="0cm"/>
      <style:text-properties fo:font-family="Monaco_Linux" style:font-pitch="fixed" fo:font-size="20pt" style:font-size-asian="20pt" style:font-size-complex="20pt"/>
    </style:style>
    <style:style style:name="P26" style:family="paragraph">
      <style:paragraph-properties fo:text-align="start" style:font-independent-line-spacing="true"/>
      <style:text-properties fo:font-family="Monaco_Linux" style:font-pitch="fixed" fo:font-size="20pt" style:font-size-asian="20pt" style:font-size-complex="20pt"/>
    </style:style>
    <style:style style:name="P27" style:family="paragraph">
      <style:paragraph-properties fo:margin-left="0cm" fo:margin-right="0cm" fo:margin-top="0.212cm" fo:margin-bottom="0cm" fo:line-height="100%" fo:text-align="end" fo:text-indent="0cm"/>
      <style:text-properties fo:font-family="'Liberation Sans'" style:font-family-generic="swiss" style:font-pitch="variable" fo:font-size="14pt" style:font-size-asian="14pt" style:font-size-complex="14pt"/>
    </style:style>
    <style:style style:name="P28" style:family="paragraph">
      <style:paragraph-properties fo:margin-left="0cm" fo:margin-right="0cm" fo:margin-top="0.212cm" fo:margin-bottom="0cm" fo:line-height="100%" fo:text-align="start" fo:text-indent="0cm"/>
      <style:text-properties fo:font-family="'Liberation Sans'" style:font-family-generic="swiss" style:font-pitch="variable" fo:font-size="14pt" style:font-size-asian="14pt" style:font-size-complex="14pt"/>
    </style:style>
    <style:style style:name="P29" style:family="paragraph">
      <style:paragraph-properties fo:text-align="start" style:font-independent-line-spacing="true"/>
      <style:text-properties fo:font-family="'Liberation Sans'" style:font-family-generic="swiss" style:font-pitch="variable" fo:font-size="14pt" style:font-size-asian="14pt" style:font-size-complex="14pt"/>
    </style:style>
    <style:style style:name="T1" style:family="text">
      <style:text-properties fo:color="#ffffff" style:text-line-through-style="none" fo:font-family="'Droid Sans'" fo:font-size="30pt" fo:letter-spacing="normal" fo:font-style="normal" style:text-underline-style="none" fo:font-weight="bold" style:font-family-asian="'Droid Sans'" style:font-size-asian="30pt" style:font-style-asian="normal" style:font-weight-asian="bold" style:font-family-complex="'Droid Sans'" style:font-size-complex="30pt" style:font-style-complex="normal" style:font-weight-complex="bold"/>
    </style:style>
    <style:style style:name="T2" style:family="text">
      <style:text-properties fo:color="#ffffff" style:text-line-through-style="none" fo:font-family="'Droid Sans'" fo:font-size="30pt" fo:letter-spacing="normal" fo:font-style="normal" style:text-underline-style="none" fo:font-weight="normal" style:font-family-asian="'Droid Sans'" style:font-size-asian="30pt" style:font-style-asian="normal" style:font-weight-asian="normal" style:font-family-complex="'Droid Sans'" style:font-size-complex="30pt" style:font-style-complex="normal" style:font-weight-complex="normal"/>
    </style:style>
    <style:style style:name="T3" style:family="text">
      <style:text-properties fo:color="#ffffff" style:text-line-through-style="none" fo:font-family="'Droid Sans'" fo:font-size="18pt" fo:letter-spacing="normal" fo:font-style="normal" style:text-underline-style="none" fo:font-weight="normal" style:font-family-asian="'Droid Sans'" style:font-size-asian="18pt" style:font-style-asian="normal" style:font-weight-asian="normal" style:font-family-complex="'Droid Sans'" style:font-size-complex="18pt" style:font-style-complex="normal" style:font-weight-complex="normal"/>
    </style:style>
    <style:style style:name="T4" style:family="text">
      <style:text-properties fo:color="#cccccc" style:text-line-through-style="none" fo:font-family="Arial" fo:font-size="30pt" fo:letter-spacing="normal" fo:font-style="normal" style:text-underline-style="none" fo:font-weight="normal" style:font-family-asian="Arial" style:font-size-asian="30pt" style:font-style-asian="normal" style:font-weight-asian="normal" style:font-family-complex="Arial" style:font-size-complex="30pt" style:font-style-complex="normal" style:font-weight-complex="normal"/>
    </style:style>
    <style:style style:name="T5" style:family="text">
      <style:text-properties fo:color="#ffffff" style:text-line-through-style="none" fo:font-family="'Droid Sans'" fo:font-size="36pt" fo:letter-spacing="normal" fo:font-style="normal" style:text-underline-style="none" fo:font-weight="bold" style:font-family-asian="'Droid Sans'" style:font-size-asian="36pt" style:font-style-asian="normal" style:font-weight-asian="bold" style:font-family-complex="'Droid Sans'" style:font-size-complex="36pt" style:font-style-complex="normal" style:font-weight-complex="bold"/>
    </style:style>
    <style:style style:name="T6" style:family="text">
      <style:text-properties fo:color="#ffffff" style:text-line-through-style="none" fo:font-family="Arial" fo:font-size="30pt" fo:letter-spacing="normal" fo:font-style="normal" style:text-underline-style="none" fo:font-weight="normal" style:font-family-asian="Arial" style:font-size-asian="30pt" style:font-style-asian="normal" style:font-weight-asian="normal" style:font-family-complex="Arial" style:font-size-complex="30pt" style:font-style-complex="normal" style:font-weight-complex="normal"/>
    </style:style>
    <style:style style:name="T7" style:family="text">
      <style:text-properties fo:color="#ffffff" style:text-line-through-style="none" fo:font-family="'Droid Sans'" fo:font-size="36pt" fo:letter-spacing="normal" fo:font-style="normal" style:text-underline-style="solid" style:text-underline-width="auto" style:text-underline-color="font-color" fo:font-weight="bold" style:font-family-asian="'Droid Sans'" style:font-size-asian="36pt" style:font-style-asian="normal" style:font-weight-asian="bold" style:font-family-complex="'Droid Sans'" style:font-size-complex="36pt" style:font-style-complex="normal" style:font-weight-complex="bold"/>
    </style:style>
    <style:style style:name="T8" style:family="text">
      <style:text-properties fo:color="#ffffff" style:text-line-through-style="none" fo:font-family="'Droid Sans'" fo:font-size="36pt" fo:letter-spacing="normal" fo:font-style="normal" style:text-underline-style="none" fo:font-weight="normal" style:font-family-asian="'Droid Sans'" style:font-size-asian="36pt" style:font-style-asian="normal" style:font-weight-asian="normal" style:font-family-complex="'Droid Sans'" style:font-size-complex="36pt" style:font-style-complex="normal" style:font-weight-complex="normal"/>
    </style:style>
    <style:style style:name="T9" style:family="text">
      <style:text-properties fo:color="#ffffff" style:text-line-through-style="none" fo:font-family="Arial" fo:font-size="18pt" fo:letter-spacing="normal" fo:font-style="normal" style:text-underline-style="none" fo:font-weight="normal" style:font-family-asian="Ari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10" style:family="text">
      <style:text-properties fo:color="#ffffff" style:text-line-through-style="none" fo:font-family="'Droid Sans'" fo:font-size="24pt" fo:letter-spacing="normal" fo:font-style="normal" style:text-underline-style="none" fo:font-weight="normal" style:font-family-asian="'Droid Sans'" style:font-size-asian="24pt" style:font-style-asian="normal" style:font-weight-asian="normal" style:font-family-complex="'Droid Sans'" style:font-size-complex="24pt" style:font-style-complex="normal" style:font-weight-complex="normal"/>
    </style:style>
    <style:style style:name="T11" style:family="text">
      <style:text-properties fo:color="#ffffff" style:text-line-through-style="none" fo:font-family="Arial" fo:font-size="22pt" fo:letter-spacing="normal" fo:font-style="normal" style:text-underline-style="none" fo:font-weight="normal" style:font-family-asian="Arial" style:font-size-asian="22pt" style:font-style-asian="normal" style:font-weight-asian="normal" style:font-family-complex="Arial" style:font-size-complex="22pt" style:font-style-complex="normal" style:font-weight-complex="normal"/>
    </style:style>
    <style:style style:name="T12" style:family="text">
      <style:text-properties fo:color="#ffffff" style:text-line-through-style="none" fo:font-family="Monaco_Linux" style:font-pitch="fixed" fo:font-size="18pt" fo:letter-spacing="normal" fo:font-style="normal" style:text-underline-style="none" fo:font-weight="normal" style:font-family-asian="Consolas" style:font-size-asian="18pt" style:font-style-asian="normal" style:font-weight-asian="normal" style:font-family-complex="Consolas" style:font-size-complex="18pt" style:font-style-complex="normal" style:font-weight-complex="normal"/>
    </style:style>
    <style:style style:name="T13" style:family="text">
      <style:text-properties fo:color="#f1c232" style:text-line-through-style="none" fo:font-family="Arial" fo:font-size="18pt" fo:letter-spacing="normal" fo:font-style="normal" style:text-underline-style="none" fo:font-weight="normal" style:font-family-asian="Ari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14" style:family="text">
      <style:text-properties fo:color="#ffffff"/>
    </style:style>
    <style:style style:name="T15" style:family="text">
      <style:text-properties fo:color="#ffffff" style:text-line-through-style="none" fo:font-family="Monaco_Linux" style:font-pitch="fixed" fo:font-size="30pt" fo:letter-spacing="normal" fo:font-style="normal" style:text-underline-style="none" fo:font-weight="normal" style:font-family-asian="Consolas" style:font-size-asian="30pt" style:font-style-asian="normal" style:font-weight-asian="normal" style:font-family-complex="Consolas" style:font-size-complex="30pt" style:font-style-complex="normal" style:font-weight-complex="normal"/>
    </style:style>
    <style:style style:name="T16" style:family="text">
      <style:text-properties fo:color="#ffffff" style:text-line-through-style="none" fo:font-family="Monaco_Linux" style:font-pitch="fixed" fo:font-size="30pt" fo:letter-spacing="normal" fo:font-style="normal" style:text-underline-style="none" fo:font-weight="normal" style:font-family-asian="Arial" style:font-size-asian="30pt" style:font-style-asian="normal" style:font-weight-asian="normal" style:font-family-complex="Arial" style:font-size-complex="30pt" style:font-style-complex="normal" style:font-weight-complex="normal"/>
    </style:style>
    <style:style style:name="T17" style:family="text">
      <style:text-properties fo:color="#1155cc" style:text-line-through-style="none" fo:font-family="Arial" fo:font-size="48pt" fo:letter-spacing="normal" fo:font-style="normal" style:text-underline-style="none" fo:font-weight="normal" style:font-family-asian="Arial" style:font-size-asian="48pt" style:font-style-asian="normal" style:font-weight-asian="normal" style:font-family-complex="Arial" style:font-size-complex="48pt" style:font-style-complex="normal" style:font-weight-complex="normal"/>
    </style:style>
    <style:style style:name="T18" style:family="text">
      <style:text-properties fo:color="#cc0000" style:text-line-through-style="none" fo:font-family="Monaco_Linux" style:font-pitch="fixed" fo:font-size="24pt" fo:letter-spacing="normal" fo:font-style="normal" style:text-underline-style="none" fo:font-weight="normal" style:font-family-asian="Consolas" style:font-size-asian="24pt" style:font-style-asian="normal" style:font-weight-asian="normal" style:font-family-complex="Consolas" style:font-size-complex="24pt" style:font-style-complex="normal" style:font-weight-complex="normal"/>
    </style:style>
    <style:style style:name="T19" style:family="text">
      <style:text-properties fo:color="#cc0000" style:text-line-through-style="none" fo:font-family="Consolas" fo:font-size="24pt" fo:letter-spacing="normal" fo:font-style="normal" style:text-underline-style="none" fo:font-weight="normal" style:font-family-asian="Consolas" style:font-size-asian="24pt" style:font-style-asian="normal" style:font-weight-asian="normal" style:font-family-complex="Consolas" style:font-size-complex="24pt" style:font-style-complex="normal" style:font-weight-complex="normal"/>
    </style:style>
    <style:style style:name="T20" style:family="text">
      <style:text-properties fo:color="#3d85c6" style:text-line-through-style="none" fo:font-family="Monaco_Linux" style:font-pitch="fixed" fo:font-size="18pt" fo:letter-spacing="normal" fo:font-style="normal" style:text-underline-style="none" fo:font-weight="normal" style:font-family-asian="Consolas" style:font-size-asian="18pt" style:font-style-asian="normal" style:font-weight-asian="normal" style:font-family-complex="Consolas" style:font-size-complex="18pt" style:font-style-complex="normal" style:font-weight-complex="normal"/>
    </style:style>
    <style:style style:name="T21" style:family="text">
      <style:text-properties fo:color="#1155cc" style:text-line-through-style="none" fo:font-family="Arial" fo:font-size="72pt" fo:letter-spacing="normal" fo:font-style="normal" style:text-underline-style="none" fo:font-weight="normal" style:font-family-asian="Arial" style:font-size-asian="72pt" style:font-style-asian="normal" style:font-weight-asian="normal" style:font-family-complex="Arial" style:font-size-complex="72pt" style:font-style-complex="normal" style:font-weight-complex="normal"/>
    </style:style>
    <style:style style:name="T22" style:family="text">
      <style:text-properties fo:color="#3d85c6" style:text-line-through-style="none" fo:font-family="Consolas" fo:font-size="18pt" fo:letter-spacing="normal" fo:font-style="normal" style:text-underline-style="none" fo:font-weight="normal" style:font-family-asian="Consolas" style:font-size-asian="18pt" style:font-style-asian="normal" style:font-weight-asian="normal" style:font-family-complex="Consolas" style:font-size-complex="18pt" style:font-style-complex="normal" style:font-weight-complex="normal"/>
    </style:style>
    <style:style style:name="T23" style:family="text">
      <style:text-properties fo:color="#ffffff" style:text-line-through-style="none" fo:font-family="Monaco_Linux" style:font-pitch="fixed" fo:font-size="30pt" fo:letter-spacing="normal" fo:font-style="normal" style:text-underline-style="solid" style:text-underline-width="auto" style:text-underline-color="font-color" fo:font-weight="normal" style:font-family-asian="Consolas" style:font-size-asian="30pt" style:font-style-asian="normal" style:font-weight-asian="normal" style:font-family-complex="Consolas" style:font-size-complex="30pt" style:font-style-complex="normal" style:font-weight-complex="normal"/>
    </style:style>
    <style:style style:name="T24" style:family="text">
      <style:text-properties fo:color="#ff0000" style:text-line-through-style="none" fo:font-family="Monaco_Linux" style:font-pitch="fixed" fo:font-size="30pt" fo:letter-spacing="normal" fo:font-style="normal" style:text-underline-style="none" fo:font-weight="normal" style:font-family-asian="Consolas" style:font-size-asian="30pt" style:font-style-asian="normal" style:font-weight-asian="normal" style:font-family-complex="Consolas" style:font-size-complex="30pt" style:font-style-complex="normal" style:font-weight-complex="normal"/>
    </style:style>
    <style:style style:name="T25" style:family="text">
      <style:text-properties fo:color="#ffffff" style:text-line-through-style="none" fo:font-family="Arial" fo:font-size="36pt" fo:letter-spacing="normal" fo:font-style="normal" style:text-underline-style="none" fo:font-weight="normal" style:font-family-asian="Arial" style:font-size-asian="36pt" style:font-style-asian="normal" style:font-weight-asian="normal" style:font-family-complex="Arial" style:font-size-complex="36pt" style:font-style-complex="normal" style:font-weight-complex="normal"/>
    </style:style>
    <style:style style:name="T26" style:family="text">
      <style:text-properties fo:color="#ffffff" style:text-line-through-style="none" fo:font-family="Arial" fo:font-size="24pt" fo:letter-spacing="normal" fo:font-style="normal" style:text-underline-style="none" fo:font-weight="normal" style:font-family-asian="Ari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27" style:family="text">
      <style:text-properties fo:color="#ffffff" style:text-line-through-style="none" fo:font-family="Arial" fo:font-size="24pt" fo:letter-spacing="normal" fo:font-style="normal" style:text-underline-style="solid" style:text-underline-width="auto" style:text-underline-color="font-color" fo:font-weight="bold" style:font-family-asian="Arial" style:font-size-asian="24pt" style:font-style-asian="normal" style:font-weight-asian="bold" style:font-family-complex="Arial" style:font-size-complex="24pt" style:font-style-complex="normal" style:font-weight-complex="bold"/>
    </style:style>
    <style:style style:name="T28" style:family="text">
      <style:text-properties fo:color="#ffffff" style:text-line-through-style="none" fo:font-family="Arial" fo:font-size="36pt" fo:letter-spacing="normal" fo:font-style="normal" style:text-underline-style="none" fo:font-weight="bold" style:font-family-asian="Arial" style:font-size-asian="36pt" style:font-style-asian="normal" style:font-weight-asian="bold" style:font-family-complex="Arial" style:font-size-complex="36pt" style:font-style-complex="normal" style:font-weight-complex="bold"/>
    </style:style>
    <style:style style:name="T29" style:family="text">
      <style:text-properties fo:color="#ffffff" style:text-line-through-style="none" fo:font-family="Monaco_Linux" style:font-pitch="fixed" fo:font-size="24pt" fo:letter-spacing="normal" fo:font-style="normal" style:text-underline-style="none" fo:font-weight="normal" style:font-family-asian="Ari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30" style:family="text">
      <style:text-properties fo:color="#ffffff" style:text-line-through-style="none" fo:font-family="Monaco_Linux" style:font-pitch="fixed" fo:font-size="18pt" fo:letter-spacing="normal" fo:font-style="normal" style:text-underline-style="none" fo:font-weight="normal" style:font-family-asian="Ari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31" style:family="text">
      <style:text-properties fo:color="#ffffff" style:text-line-through-style="none" fo:font-family="Monaco_Linux" style:font-pitch="fixed" fo:font-size="24pt" fo:letter-spacing="normal" fo:font-style="normal" style:text-underline-style="none" fo:font-weight="normal" style:font-family-asian="Consolas" style:font-size-asian="24pt" style:font-style-asian="normal" style:font-weight-asian="normal" style:font-family-complex="Consolas" style:font-size-complex="24pt" style:font-style-complex="normal" style:font-weight-complex="normal"/>
    </style:style>
    <style:style style:name="T32" style:family="text">
      <style:text-properties fo:color="#ffffff" style:text-line-through-style="none" fo:font-family="Consolas" fo:font-size="18pt" fo:letter-spacing="normal" fo:font-style="normal" style:text-underline-style="none" fo:font-weight="normal" style:font-family-asian="Consolas" style:font-size-asian="18pt" style:font-style-asian="normal" style:font-weight-asian="normal" style:font-family-complex="Consolas" style:font-size-complex="18pt" style:font-style-complex="normal" style:font-weight-complex="normal"/>
    </style:style>
    <style:style style:name="T33" style:family="text">
      <style:text-properties fo:color="#ffffff" style:text-line-through-style="none" fo:font-family="'Droid Sans'" fo:font-size="24pt" fo:letter-spacing="normal" fo:font-style="normal" style:text-underline-style="solid" style:text-underline-width="auto" style:text-underline-color="font-color" fo:font-weight="normal" style:font-family-asian="'Droid Sans'" style:font-size-asian="24pt" style:font-style-asian="normal" style:font-weight-asian="normal" style:font-family-complex="'Droid Sans'" style:font-size-complex="24pt" style:font-style-complex="normal" style:font-weight-complex="normal"/>
    </style:style>
    <style:style style:name="T34" style:family="text">
      <style:text-properties fo:color="#5ea7aa" style:text-line-through-style="none" fo:font-family="'Droid Sans'" fo:font-size="30pt" fo:letter-spacing="normal" fo:font-style="normal" style:text-underline-style="solid" style:text-underline-width="auto" style:text-underline-color="font-color" fo:font-weight="normal" style:font-family-asian="'Droid Sans'" style:font-size-asian="30pt" style:font-style-asian="normal" style:font-weight-asian="normal" style:font-family-complex="'Droid Sans'" style:font-size-complex="30pt" style:font-style-complex="normal" style:font-weight-complex="normal"/>
    </style:style>
    <style:style style:name="T35" style:family="text">
      <style:text-properties fo:color="#ffffff" style:text-line-through-style="none" fo:font-family="Consolas" fo:font-size="24pt" fo:letter-spacing="normal" fo:font-style="normal" style:text-underline-style="none" fo:font-weight="normal" style:font-family-asian="Consolas" style:font-size-asian="24pt" style:font-style-asian="normal" style:font-weight-asian="normal" style:font-family-complex="Consolas" style:font-size-complex="24pt" style:font-style-complex="normal" style:font-weight-complex="normal"/>
    </style:style>
    <style:style style:name="T36" style:family="text">
      <style:text-properties fo:color="#ffffff" style:text-line-through-style="none" fo:font-family="Monaco_Linux" style:font-pitch="fixed" fo:font-size="20pt" fo:letter-spacing="normal" fo:font-style="normal" style:text-underline-style="none" fo:font-weight="normal" style:font-family-asian="Consolas" style:font-size-asian="20pt" style:font-style-asian="normal" style:font-weight-asian="normal" style:font-family-complex="Consolas" style:font-size-complex="20pt" style:font-style-complex="normal" style:font-weight-complex="normal"/>
    </style:style>
    <style:style style:name="T37" style:family="text">
      <style:text-properties fo:color="#ffffff" style:text-line-through-style="none" fo:font-family="Monaco_Linux" style:font-pitch="fixed" fo:font-size="20pt" fo:letter-spacing="normal" fo:font-style="normal" style:text-underline-style="solid" style:text-underline-width="auto" style:text-underline-color="font-color" fo:font-weight="normal" style:font-family-asian="Consolas" style:font-size-asian="20pt" style:font-style-asian="normal" style:font-weight-asian="normal" style:font-family-complex="Consolas" style:font-size-complex="20pt" style:font-style-complex="normal" style:font-weight-complex="normal"/>
    </style:style>
    <style:style style:name="T38" style:family="text">
      <style:text-properties fo:color="#ffffff" style:text-line-through-style="none" fo:font-family="'Liberation Sans'" style:font-family-generic="swiss" style:font-pitch="variable" fo:font-size="30pt" fo:letter-spacing="normal" fo:font-style="normal" style:text-underline-style="none" fo:font-weight="normal" style:font-family-asian="Arial" style:font-size-asian="30pt" style:font-style-asian="normal" style:font-weight-asian="normal" style:font-family-complex="Arial" style:font-size-complex="30pt" style:font-style-complex="normal" style:font-weight-complex="normal"/>
    </style:style>
    <style:style style:name="T39" style:family="text">
      <style:text-properties fo:color="#ffffff" style:text-line-through-style="none" fo:font-family="'Liberation Sans'" style:font-family-generic="swiss" style:font-pitch="variable" fo:font-size="30pt" fo:letter-spacing="normal" fo:font-style="normal" style:text-underline-style="none" fo:font-weight="normal" style:font-family-asian="Consolas" style:font-size-asian="30pt" style:font-style-asian="normal" style:font-weight-asian="normal" style:font-family-complex="Consolas" style:font-size-complex="30pt" style:font-style-complex="normal" style:font-weight-complex="normal"/>
    </style:style>
    <style:style style:name="T40" style:family="text">
      <style:text-properties fo:color="#ffffff" style:text-line-through-style="none" fo:font-family="'Liberation Sans'" style:font-family-generic="swiss" style:font-pitch="variable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cccc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001cm" text:min-label-width="0.952cm"/>
        <style:text-properties fo:color="#ffffff" fo:font-size="166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fo:color="#ffffff" fo:font-size="16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107cm" text:min-label-width="1.163cm"/>
        <style:text-properties fo:font-family="Arial" style:font-family-generic="swiss" fo:color="#ffffff" fo:font-size="16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001cm" text:min-label-width="0.952cm"/>
        <style:text-properties fo:color="#000000" fo:font-size="11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23" presentation:style-name="pr1" draw:text-style-name="P2" draw:layer="layout" svg:width="21.589cm" svg:height="6.961cm" svg:x="1.905cm" svg:y="1.619cm" presentation:class="title" presentation:user-transformed="true">
          <draw:text-box>
            <text:p text:style-name="P1"><text:span text:style-name="T1">Internationalize your web applications</text:span><text:span text:style-name="T1"><text:line-break/></text:span><text:span text:style-name="T1"> using </text:span><text:span text:style-name="T1"><text:line-break/></text:span><text:span text:style-name="T1">Wikimedia i18n libraries</text:span></text:p>
          </draw:text-box>
        </draw:frame>
        <draw:frame draw:name="Shape 24" presentation:style-name="pr2" draw:text-style-name="P5" draw:layer="layout" svg:width="21.589cm" svg:height="4.765cm" svg:x="1.905cm" svg:y="12.764cm" presentation:class="subtitle" presentation:user-transformed="true">
          <draw:text-box>
            <text:p text:style-name="P3"><text:span text:style-name="T2">Santhosh Thottingal</text:span></text:p>
            <text:p text:style-name="P3"><text:span text:style-name="T3">Wikimedia Foundation</text:span></text:p>
            <text:p text:style-name="P4"><text:span text:style-name="T4"/></text:p>
          </draw:text-box>
        </draw:frame>
        <draw:custom-shape draw:name="Shape 25" draw:style-name="gr1" draw:text-style-name="P6" draw:layer="layout" svg:width="3.571cm" svg:height="3.571cm" svg:x="3.091cm" svg:y="13.95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7" draw:style-name="gr2" draw:layer="layout" svg:width="12.7cm" svg:height="9.524cm" svg:x="3.176cm" svg:y="1.905cm" draw:page-number="1" presentation:class="page"/>
          <draw:frame draw:name="Shape 28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/me" draw:style-name="dp1" draw:master-page-name="tx" presentation:presentation-page-layout-name="AL2T1">
        <draw:frame draw:name="Shape 30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7"><text:span text:style-name="T5">/me</text:span></text:p>
          </draw:text-box>
        </draw:frame>
        <draw:frame draw:name="Shape 31" presentation:style-name="pr5" draw:text-style-name="P5" draw:layer="layout" svg:width="22.859cm" svg:height="13.798cm" svg:x="1.27cm" svg:y="4.445cm" presentation:class="outline" presentation:user-transformed="true">
          <draw:text-box>
            <text:p text:style-name="P8"><text:span text:style-name="T2">Software Engineer at</text:span><text:span text:style-name="T2"><text:line-break/></text:span><text:span text:style-name="T2">the Wikimedia Foundation</text:span><text:span text:style-name="T2"><text:line-break/></text:span><text:span text:style-name="T2">Language Engineering team</text:span></text:p>
            <text:p text:style-name="P8"><text:span text:style-name="T6"/></text:p>
            <text:p text:style-name="P8"><text:span text:style-name="T2">FOSS developer specialized in Indic language computing</text:span></text:p>
          </draw:text-box>
        </draw:frame>
        <presentation:notes draw:style-name="dp2">
          <draw:page-thumbnail draw:name="Shape 33" draw:style-name="gr2" draw:layer="layout" svg:width="12.7cm" svg:height="9.524cm" svg:x="3.176cm" svg:y="1.905cm" draw:page-number="2" presentation:class="page"/>
          <draw:frame draw:name="Shape 34" presentation:style-name="pr6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i18n...?" draw:style-name="dp1" draw:master-page-name="tx" presentation:presentation-page-layout-name="AL2T1">
        <draw:frame draw:name="Shape 36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7"><text:span text:style-name="T5">i18n...?</text:span></text:p>
          </draw:text-box>
        </draw:frame>
        <draw:frame draw:name="Shape 37" presentation:style-name="pr5" draw:text-style-name="P5" draw:layer="layout" svg:width="22.859cm" svg:height="3.94cm" svg:x="1.27cm" svg:y="4.445cm" presentation:class="outline" presentation:user-transformed="true">
          <draw:text-box>
            <text:p text:style-name="P9"><text:span text:style-name="T7">I</text:span><text:span text:style-name="T8">nternationalizatio</text:span><text:span text:style-name="T7">n</text:span></text:p>
            <text:p text:style-name="P8"><text:span text:style-name="T6"/></text:p>
            <text:p text:style-name="P9"><text:span text:style-name="T9">18 letters</text:span></text:p>
          </draw:text-box>
        </draw:frame>
        <draw:custom-shape draw:name="Shape 38" draw:style-name="gr3" draw:text-style-name="P6" draw:layer="layout" svg:width="8.945cm" svg:height="0.069cm" draw:transform="rotate (-3.14159265358979) translate (17.118cm 7.26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9" draw:style-name="gr4" draw:text-style-name="P5" draw:layer="layout" svg:width="21.54cm" svg:height="6.349cm" svg:x="2.28cm" svg:y="10.7cm">
          <text:p text:style-name="P10"><text:span text:style-name="T10">Making an application multilingual and ready for localizing to other languag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41" draw:style-name="gr2" draw:layer="layout" svg:width="12.7cm" svg:height="9.524cm" svg:x="3.176cm" svg:y="1.905cm" draw:page-number="3" presentation:class="page"/>
          <draw:frame draw:name="Shape 42" presentation:style-name="pr6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i18n" draw:style-name="dp1" draw:master-page-name="tx" presentation:presentation-page-layout-name="AL2T1">
        <draw:frame draw:name="Shape 44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7"><text:span text:style-name="T5">i18n</text:span></text:p>
          </draw:text-box>
        </draw:frame>
        <draw:frame draw:name="Shape 45" presentation:style-name="pr5" draw:text-style-name="P5" draw:layer="layout" svg:width="22.859cm" svg:height="13.798cm" svg:x="1.27cm" svg:y="4.445cm" presentation:class="outline" presentation:user-transformed="true">
          <draw:text-box>
            <text:p text:style-name="P8"><text:span text:style-name="T2">Externalize all interface strings so that they can be translated to other languages</text:span></text:p>
            <text:p text:style-name="P8"><text:span text:style-name="T6"/></text:p>
            <text:p text:style-name="P8"><text:span text:style-name="T2">Also avoid any assumptions that are valid only for English</text:span></text:p>
            <text:p text:style-name="P8"><text:span text:style-name="T6"/></text:p>
            <text:p text:style-name="P8"><text:span text:style-name="T6"/></text:p>
          </draw:text-box>
        </draw:frame>
        <presentation:notes draw:style-name="dp2">
          <draw:page-thumbnail draw:name="Shape 47" draw:style-name="gr2" draw:layer="layout" svg:width="12.7cm" svg:height="9.524cm" svg:x="3.176cm" svg:y="1.905cm" draw:page-number="4" presentation:class="page"/>
          <draw:frame draw:name="Shape 48" presentation:style-name="pr6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5" draw:style-name="dp1" draw:master-page-name="tx" presentation:presentation-page-layout-name="AL2T1">
        <draw:frame draw:name="Shape 50" presentation:style-name="pr5" draw:text-style-name="P5" draw:layer="layout" svg:width="22.859cm" svg:height="2.747cm" svg:x="1.27cm" svg:y="11.665cm" presentation:class="outline" presentation:user-transformed="true">
          <draw:text-box>
            <text:p text:style-name="P8"><text:span text:style-name="T6">Enter your name: </text:span></text:p>
          </draw:text-box>
        </draw:frame>
        <draw:custom-shape draw:name="Shape 51" draw:style-name="gr5" draw:text-style-name="P5" draw:layer="layout" svg:width="12.302cm" svg:height="1.297cm" svg:x="9.823cm" svg:y="11.96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2" presentation:style-name="pr5" draw:text-style-name="P12" draw:layer="layout" svg:width="22.859cm" svg:height="2.747cm" svg:x="1.27cm" svg:y="14.289cm" presentation:class="outline" presentation:user-transformed="true">
          <draw:text-box>
            <text:p text:style-name="P11"><text:span text:style-name="T11">നിങ്ങളുടെ പേരു്</text:span><text:span text:style-name="T11">: </text:span></text:p>
          </draw:text-box>
        </draw:frame>
        <draw:custom-shape draw:name="Shape 53" draw:style-name="gr5" draw:text-style-name="P5" draw:layer="layout" svg:width="12.302cm" svg:height="1.297cm" svg:x="9.823cm" svg:y="14.73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4" presentation:style-name="pr5" draw:text-style-name="P14" draw:layer="layout" svg:width="22.859cm" svg:height="2.747cm" svg:x="1.27cm" svg:y="1.569cm" presentation:class="outline" presentation:user-transformed="true">
          <draw:text-box>
            <text:p text:style-name="P13"><text:span text:style-name="T12">&lt;span data-i18n='app-name-label'&gt;&lt;/span&gt;</text:span></text:p>
            <text:p text:style-name="P13"><text:span text:style-name="T12">&lt;input type='text'&gt;&lt;/input&gt;</text:span></text:p>
          </draw:text-box>
        </draw:frame>
        <draw:custom-shape draw:name="Shape 56" draw:style-name="gr4" draw:text-style-name="P5" draw:layer="layout" svg:width="3.753cm" svg:height="1.297cm" draw:transform="rotate (-1.56538580611371) translate (24.113cm 0.733cm)">
          <text:p text:style-name="P15"><text:span text:style-name="T13">HTM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" draw:style-name="gr4" draw:text-style-name="P5" draw:layer="layout" svg:width="3.753cm" svg:height="1.297cm" draw:transform="rotate (-1.56730566829091) translate (24.117cm 4.666cm)">
          <text:p text:style-name="P15"><text:span text:style-name="T13">Messag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" draw:style-name="gr4" draw:text-style-name="P5" draw:layer="layout" svg:width="3.753cm" svg:height="1.297cm" draw:transform="rotate (-1.56730566829091) translate (24.305cm 12.275cm)">
          <text:p text:style-name="P15"><text:span text:style-name="T13">scre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4" presentation:style-name="pr5" draw:text-style-name="P17" draw:layer="layout" svg:width="22.4cm" svg:height="5.8cm" svg:x="1.4cm" svg:y="4.8cm" presentation:class="outline" presentation:user-transformed="true">
          <draw:text-box>
            <text:p text:style-name="P16">{</text:p>
            <text:p><text:span text:style-name="T14"><text:s/></text:span><text:span text:style-name="T14">'en' : {</text:span></text:p>
            <text:p text:style-name="P16">'app-name-label' : "Enter your name:"</text:p>
            <text:p text:style-name="P16">},</text:p>
            <text:p text:style-name="P16"><text:s/>'ml': {</text:p>
            <text:p text:style-name="P16">'app-name-label' : "നിങ്ങളുടെ പേരു്:"</text:p>
            <text:p text:style-name="P16">}</text:p>
            <text:p text:style-name="P16">}</text:p>
          </draw:text-box>
        </draw:frame>
        <draw:frame draw:name="Shape 54" presentation:style-name="pr5" draw:text-style-name="P14" draw:layer="layout" svg:width="22.859cm" svg:height="2.747cm" svg:x="1.271cm" svg:y="1.57cm" presentation:class="outline" presentation:user-transformed="true">
          <draw:text-box>
            <text:p text:style-name="P13"><text:span text:style-name="T12">&lt;span data-i18n='app-name-label'&gt;&lt;/span&gt;</text:span></text:p>
            <text:p text:style-name="P13"><text:span text:style-name="T12">&lt;input type='text'&gt;&lt;/input&gt;</text:span></text:p>
          </draw:text-box>
        </draw:frame>
        <presentation:notes draw:style-name="dp2">
          <draw:page-thumbnail draw:name="Shape 60" draw:style-name="gr2" draw:layer="layout" svg:width="12.7cm" svg:height="9.524cm" svg:x="3.176cm" svg:y="1.905cm" draw:page-number="5" presentation:class="page"/>
          <draw:frame draw:name="Shape 61" presentation:style-name="pr6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Is it that simple?" draw:style-name="dp3" draw:master-page-name="tx" presentation:presentation-page-layout-name="AL2T1">
        <draw:frame draw:name="Shape 63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8"><text:span text:style-name="T8">Is it that simple?</text:span></text:p>
          </draw:text-box>
        </draw:frame>
        <draw:frame draw:name="Shape 64" presentation:style-name="pr5" draw:text-style-name="P21" draw:layer="layout" svg:width="22.859cm" svg:height="13.798cm" svg:x="1.27cm" svg:y="4.445cm" presentation:class="outline" presentation:user-transformed="true">
          <draw:text-box>
            <text:p text:style-name="P19"><text:span text:style-name="T15">Found 1 result(s)</text:span></text:p>
            <text:p text:style-name="P19"><text:span text:style-name="T15">Found 1 results</text:span></text:p>
            <text:p text:style-name="P19"><text:span text:style-name="T16"/></text:p>
            <text:p text:style-name="P19"><text:span text:style-name="T12">var result = "Found " + count ;</text:span></text:p>
            <text:p text:style-name="P19"><text:span text:style-name="T12">if ( count === 1 ) {</text:span></text:p>
            <text:p text:style-name="P20"><text:span text:style-name="T12">result = result + " result";</text:span></text:p>
            <text:p text:style-name="P19"><text:span text:style-name="T12">} else {</text:span></text:p>
            <text:p text:style-name="P20"><text:span text:style-name="T12">result = result + " results";</text:span></text:p>
            <text:p text:style-name="P19"><text:span text:style-name="T12">}</text:span></text:p>
            <text:p text:style-name="P19"><text:span text:style-name="T16"/></text:p>
            <text:p text:style-name="P19"><text:span text:style-name="T16"/></text:p>
          </draw:text-box>
        </draw:frame>
        <draw:custom-shape draw:name="Shape 65" draw:style-name="gr4" draw:text-style-name="P5" draw:layer="layout" svg:width="1.542cm" svg:height="1.823cm" svg:x="13.648cm" svg:y="4.445cm">
          <text:p text:style-name="P15"><text:span text:style-name="T17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6" draw:style-name="gr4" draw:text-style-name="P5" draw:layer="layout" svg:width="10.032cm" svg:height="2.736cm" svg:x="15.191cm" svg:y="4.771cm">
          <text:p text:style-name="P15"><text:span text:style-name="T18">Wrong</text:span><text:span text:style-name="T19"> </text:span></text:p>
          <text:p text:style-name="P15"><text:span text:style-name="T20">go to grammar school :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7" draw:style-name="gr4" draw:text-style-name="P5" draw:layer="layout" svg:width="1.542cm" svg:height="4.735cm" svg:x="13.79cm" svg:y="8.613cm">
          <text:p text:style-name="P15"><text:span text:style-name="T21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8" draw:style-name="gr4" draw:text-style-name="P5" draw:layer="layout" svg:width="8.769cm" svg:height="2.736cm" svg:x="15.406cm" svg:y="9.264cm">
          <text:p text:style-name="P15"><text:span text:style-name="T19">OK? </text:span></text:p>
          <text:p text:style-name="P15"><text:span text:style-name="T22">But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70" draw:style-name="gr2" draw:layer="layout" svg:width="12.7cm" svg:height="9.524cm" svg:x="3.176cm" svg:y="1.905cm" draw:page-number="6" presentation:class="page"/>
          <draw:frame draw:name="Shape 71" presentation:style-name="pr6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7" draw:style-name="dp1" draw:master-page-name="tx" presentation:presentation-page-layout-name="AL2T1">
        <draw:frame draw:name="Shape 73" presentation:style-name="pr5" draw:text-style-name="P5" draw:layer="layout" svg:width="22.859cm" svg:height="17.622cm" svg:x="1.27cm" svg:y="0.621cm" presentation:class="outline" presentation:user-transformed="true">
          <draw:text-box>
            <text:p text:style-name="P8"><text:span text:style-name="T6">* </text:span><text:span text:style-name="T2">Many languages have more than 2 plural forms</text:span></text:p>
            <text:p text:style-name="P22"><text:span text:style-name="T10">Arabic has 6 plural forms</text:span></text:p>
            <text:p text:style-name="P8"><text:span text:style-name="T6"/></text:p>
            <text:p text:style-name="P8"><text:span text:style-name="T2">* String concatenation assumes English sentence formation syntax</text:span></text:p>
            <text:p text:style-name="P23"><text:span text:style-name="T10">Found 6 results</text:span></text:p>
            <text:p text:style-name="P23"><text:span text:style-name="T10">5 </text:span><text:span text:style-name="T10">परिणाम मिला</text:span></text:p>
            <text:p text:style-name="P8"><text:span text:style-name="T6"/></text:p>
            <text:p text:style-name="P8"><text:span text:style-name="T10">* </text:span><text:span text:style-name="T2">You know only a few languages</text:span></text:p>
            <text:p text:style-name="P8"><text:span text:style-name="T6"/></text:p>
            <text:p text:style-name="P8"><text:span text:style-name="T2">* Your web application is not a language processing application</text:span></text:p>
            <text:p text:style-name="P8"><text:span text:style-name="T6"><text:tab/></text:span></text:p>
          </draw:text-box>
        </draw:frame>
        <presentation:notes draw:style-name="dp2">
          <draw:page-thumbnail draw:name="Shape 75" draw:style-name="gr2" draw:layer="layout" svg:width="12.7cm" svg:height="9.524cm" svg:x="3.176cm" svg:y="1.905cm" draw:page-number="7" presentation:class="page"/>
          <draw:frame draw:name="Shape 76" presentation:style-name="pr6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Not just plural" draw:style-name="dp1" draw:master-page-name="tx" presentation:presentation-page-layout-name="AL2T1">
        <draw:frame draw:name="Shape 78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7"><text:span text:style-name="T5">Not just plural</text:span></text:p>
          </draw:text-box>
        </draw:frame>
        <draw:frame draw:name="Shape 79" presentation:style-name="pr5" draw:text-style-name="P5" draw:layer="layout" svg:width="22.859cm" svg:height="13.798cm" svg:x="1.27cm" svg:y="4.445cm" presentation:class="outline" presentation:user-transformed="true">
          <draw:text-box>
            <text:p text:style-name="P8"><text:span text:style-name="T15">Meera changed </text:span><text:span text:style-name="T23">his/her</text:span><text:span text:style-name="T15"> picture - </text:span><text:span text:style-name="T24">Wrong</text:span></text:p>
            <text:p text:style-name="P8"><text:span text:style-name="T6"/></text:p>
            <text:p text:style-name="P8"><text:span text:style-name="T15">Meera changed </text:span><text:span text:style-name="T23">her</text:span><text:span text:style-name="T15"> picture</text:span></text:p>
            <text:p text:style-name="P8"><text:span text:style-name="T15">Arun changed </text:span><text:span text:style-name="T23">his</text:span><text:span text:style-name="T15"> picture</text:span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9"><text:span text:style-name="T2">Many languages change the verb based on the gender of the subject. </text:span></text:p>
            <text:p text:style-name="P9"><text:span text:style-name="T2">E.g. Hindi</text:span></text:p>
          </draw:text-box>
        </draw:frame>
        <presentation:notes draw:style-name="dp2">
          <draw:page-thumbnail draw:name="Shape 81" draw:style-name="gr2" draw:layer="layout" svg:width="12.7cm" svg:height="9.524cm" svg:x="3.176cm" svg:y="1.905cm" draw:page-number="8" presentation:class="page"/>
          <draw:frame draw:name="Shape 82" presentation:style-name="pr6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9" draw:style-name="dp1" draw:master-page-name="tx" presentation:presentation-page-layout-name="AL2T1">
        <draw:frame draw:name="Shape 84" presentation:style-name="pr5" draw:text-style-name="P5" draw:layer="layout" svg:width="22.859cm" svg:height="17.331cm" svg:x="1.27cm" svg:y="0.912cm" presentation:class="outline" presentation:user-transformed="true">
          <draw:text-box>
            <text:p><text:span text:style-name="T25"/></text:p>
            <text:p text:style-name="P10"><text:span text:style-name="T25">Numbers</text:span></text:p>
            <text:p text:style-name="P22"><text:span text:style-name="T26"><text:s/></text:span></text:p>
            <text:p text:style-name="P22"><text:span text:style-name="T26">हिन्दी विकिपीडियाका शुभारम्भ जुलाई </text:span><text:span text:style-name="T27">२००३</text:span><text:span text:style-name="T26"> में हुआ। </text:span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9"><text:span text:style-name="T6">Decimal places</text:span></text:p>
            <text:p text:style-name="P9"><text:span text:style-name="T26">De Nederlandstalige Wikipedia telt op dit moment </text:span><text:span text:style-name="T27">1.121.894 </text:span><text:span text:style-name="T26">artikelen</text:span></text:p>
            <text:p text:style-name="P8"><text:span text:style-name="T6"/></text:p>
            <text:p text:style-name="P9"><text:span text:style-name="T26">...</text:span></text:p>
          </draw:text-box>
        </draw:frame>
        <presentation:notes draw:style-name="dp2">
          <draw:page-thumbnail draw:name="Shape 86" draw:style-name="gr2" draw:layer="layout" svg:width="12.7cm" svg:height="9.524cm" svg:x="3.176cm" svg:y="1.905cm" draw:page-number="9" presentation:class="page"/>
          <draw:frame draw:name="Shape 87" presentation:style-name="pr6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jquery.i18n" draw:style-name="dp1" draw:master-page-name="tx" presentation:presentation-page-layout-name="AL2T1">
        <draw:frame draw:name="Shape 89" presentation:style-name="pr4" draw:text-style-name="P5" draw:layer="layout" svg:width="22.859cm" svg:height="3.174cm" svg:x="1.27cm" svg:y="8.323cm" presentation:class="title" presentation:user-transformed="true">
          <draw:text-box>
            <text:p text:style-name="P18"><text:span text:style-name="T28">jquery.i18n</text:span></text:p>
          </draw:text-box>
        </draw:frame>
        <presentation:notes draw:style-name="dp2">
          <draw:page-thumbnail draw:name="Shape 91" draw:style-name="gr2" draw:layer="layout" svg:width="12.7cm" svg:height="9.524cm" svg:x="3.176cm" svg:y="1.905cm" draw:page-number="10" presentation:class="page"/>
          <draw:frame draw:name="Shape 92" presentation:style-name="pr6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1" draw:style-name="dp1" draw:master-page-name="tx" presentation:presentation-page-layout-name="AL2T1">
        <draw:frame draw:name="Shape 94" presentation:style-name="pr5" draw:text-style-name="P5" draw:layer="layout" svg:width="22.859cm" svg:height="13.798cm" svg:x="1.138cm" svg:y="2.761cm" presentation:class="outline" presentation:user-transformed="true">
          <draw:text-box>
            <text:list text:style-name="L8">
              <text:list-item>
                <text:p text:style-name="P24"><text:span text:style-name="T2">JavaScript internationalization library</text:span></text:p>
              </text:list-item>
              <text:list-item>
                <text:p text:style-name="P24"><text:span text:style-name="T2">Supporting 300+ languages</text:span></text:p>
              </text:list-item>
              <text:list-item>
                <text:p text:style-name="P8"><text:span text:style-name="T2">Well tested by the Wikimedia community</text:span></text:p>
              </text:list-item>
              <text:list-item>
                <text:p text:style-name="P8"><text:span text:style-name="T2">Open source</text:span></text:p>
              </text:list-item>
              <text:list-item>
                <text:p text:style-name="P8"><text:span text:style-name="T2">Developed and maintained by Wikimedia Language engineering team</text:span></text:p>
              </text:list-item>
            </text:list>
          </draw:text-box>
        </draw:frame>
        <presentation:notes draw:style-name="dp2">
          <draw:page-thumbnail draw:name="Shape 96" draw:style-name="gr2" draw:layer="layout" svg:width="12.7cm" svg:height="9.524cm" svg:x="3.176cm" svg:y="1.905cm" draw:page-number="11" presentation:class="page"/>
          <draw:frame draw:name="Shape 97" presentation:style-name="pr6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jquery.i18n features:" draw:style-name="dp1" draw:master-page-name="tx" presentation:presentation-page-layout-name="AL2T1">
        <draw:frame draw:name="Shape 99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8"><text:span text:style-name="T5">jquery.i18n features:</text:span></text:p>
          </draw:text-box>
        </draw:frame>
        <draw:frame draw:name="Shape 100" presentation:style-name="pr5" draw:text-style-name="P5" draw:layer="layout" svg:width="23.421cm" svg:height="13.798cm" svg:x="1.27cm" svg:y="4.445cm" presentation:class="outline" presentation:user-transformed="true">
          <draw:text-box>
            <text:p text:style-name="P8"><text:span text:style-name="T6">* </text:span><text:span text:style-name="T2">placeholders (a.k.a. variables or parameters)</text:span></text:p>
            <text:p text:style-name="P8"><text:span text:style-name="T2">* plural forms</text:span></text:p>
            <text:p text:style-name="P8"><text:span text:style-name="T2">* gender</text:span></text:p>
            <text:p text:style-name="P8"><text:span text:style-name="T2">* grammar (custom for every language)</text:span></text:p>
            <text:p text:style-name="P8"><text:span text:style-name="T2">* digit transformations</text:span></text:p>
            <text:p text:style-name="P8"><text:span text:style-name="T2">* language fallbacks ( Maithili -&gt; Hindi-&gt; English )</text:span></text:p>
          </draw:text-box>
        </draw:frame>
        <presentation:notes draw:style-name="dp2">
          <draw:page-thumbnail draw:name="Shape 102" draw:style-name="gr2" draw:layer="layout" svg:width="12.7cm" svg:height="9.524cm" svg:x="3.176cm" svg:y="1.905cm" draw:page-number="12" presentation:class="page"/>
          <draw:frame draw:name="Shape 103" presentation:style-name="pr6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3" draw:style-name="dp1" draw:master-page-name="tx" presentation:presentation-page-layout-name="AL2T1">
        <draw:frame draw:name="Shape 105" presentation:style-name="pr5" draw:text-style-name="P5" draw:layer="layout" svg:width="22.859cm" svg:height="17.661cm" svg:x="1.27cm" svg:y="0.582cm" presentation:class="outline" presentation:user-transformed="true">
          <draw:text-box>
            <text:p text:style-name="P8"><text:span text:style-name="T6">Developers</text:span></text:p>
            <text:p text:style-name="P8"><text:span text:style-name="T12">&lt;div id='car' data-i18n='app-cars'&gt;&lt;/div&gt;</text:span></text:p>
            <text:p text:style-name="P8"><text:span text:style-name="T29">and in messages</text:span></text:p>
            <text:p text:style-name="P8"><text:span text:style-name="T12">'app-car' : "car"</text:span></text:p>
            <text:p text:style-name="P8"><text:span text:style-name="T16"/></text:p>
            <text:p text:style-name="P8"><text:span text:style-name="T16">Translators</text:span></text:p>
            <text:p text:style-name="P8"><text:span text:style-name="T12">ml: { "app-car" : "</text:span><text:span text:style-name="T12">കാര്‍</text:span><text:span text:style-name="T12">" },</text:span></text:p>
            <text:p text:style-name="P8"><text:span text:style-name="T12">ta: { "app-car" : "</text:span><text:span text:style-name="T30">கார்</text:span><text:span text:style-name="T30">" <text:s text:c="2"/>}</text:span></text:p>
            <text:p text:style-name="P8"><text:span text:style-name="T16">...</text:span></text:p>
            <text:p text:style-name="P8"><text:span text:style-name="T16"/></text:p>
            <text:p text:style-name="P8"><text:span text:style-name="T16">And</text:span></text:p>
            <text:p text:style-name="P8"><text:span text:style-name="T31">$(document).i18n();</text:span></text:p>
            <text:p text:style-name="P8"><text:span text:style-name="T16"/></text:p>
            <text:p text:style-name="P8"><text:span text:style-name="T26">Readers see the page in their prefered language.</text:span></text:p>
            <text:p text:style-name="P8"><text:span text:style-name="T6"/></text:p>
            <text:p text:style-name="P8"><text:span text:style-name="T6"/></text:p>
            <text:p text:style-name="P8"><text:span text:style-name="T6"/></text:p>
          </draw:text-box>
        </draw:frame>
        <draw:custom-shape draw:name="Shape 106" draw:style-name="gr6" draw:text-style-name="P6" draw:layer="layout" svg:width="0.032cm" svg:height="15.186cm" svg:x="22.829cm" svg:y="1.75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Shape 108" draw:style-name="gr2" draw:layer="layout" svg:width="12.7cm" svg:height="9.524cm" svg:x="3.176cm" svg:y="1.905cm" draw:page-number="13" presentation:class="page"/>
          <draw:frame draw:name="Shape 109" presentation:style-name="pr6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4" draw:style-name="dp1" draw:master-page-name="tx" presentation:presentation-page-layout-name="AL2T1">
        <draw:frame draw:name="Shape 111" presentation:style-name="pr5" draw:text-style-name="P5" draw:layer="layout" svg:width="22.859cm" svg:height="17.661cm" svg:x="1.27cm" svg:y="0.582cm" presentation:class="outline" presentation:user-transformed="true">
          <draw:text-box>
            <text:p text:style-name="P8"><text:span text:style-name="T2">Developers</text:span></text:p>
            <text:p text:style-name="P8"><text:span text:style-name="T32">&lt;div id='car' data-i18n='app-cars'&gt;&lt;/div&gt;</text:span></text:p>
            <text:p text:style-name="P8"><text:span text:style-name="T33">messages(en.json)</text:span></text:p>
            <text:p text:style-name="P8"><text:span text:style-name="T12">'app-cars' : "$1{{plural:$1|car|cars}}"</text:span></text:p>
            <text:p text:style-name="P8"><text:span text:style-name="T6"/></text:p>
            <text:p text:style-name="P8"><text:span text:style-name="T2">Translators</text:span></text:p>
            <text:p text:style-name="P8"><text:span text:style-name="T12">ml: { "app-cars" : "$1 {{plural:$1|</text:span><text:span text:style-name="T12">കാര്‍</text:span><text:span text:style-name="T12">|</text:span><text:span text:style-name="T12">കാറുകൾ</text:span><text:span text:style-name="T12">}}" },</text:span></text:p>
            <text:p text:style-name="P8"><text:span text:style-name="T12">ta: { "app-cars" : "$1 {{plural:$1|</text:span><text:span text:style-name="T12">கார்</text:span><text:span text:style-name="T12">|</text:span><text:span text:style-name="T12">கார்கள்</text:span><text:span text:style-name="T12">}}" },</text:span></text:p>
            <text:p text:style-name="P8"><text:span text:style-name="T30">he: </text:span><text:span text:style-name="T12"><text:s/>{ "app-cars" : "$1 </text:span><text:span text:style-name="T30">{{plural:$1|</text:span><text:span text:style-name="T30">מכונית|מכוניות</text:span><text:span text:style-name="T30">}}" }</text:span></text:p>
            <text:p text:style-name="P8"><text:span text:style-name="T16">...</text:span></text:p>
            <text:p text:style-name="P8"><text:span text:style-name="T6"/></text:p>
            <text:p text:style-name="P8"><text:span text:style-name="T31">$(document).i18n();</text:span></text:p>
            <text:p text:style-name="P8"><text:span text:style-name="T6"/></text:p>
            <text:p text:style-name="P8"><text:span text:style-name="T10">And depending on the page's language, readers get grammatically correct messages.</text:span></text:p>
            <text:p text:style-name="P8"><text:span text:style-name="T6"/></text:p>
            <text:p text:style-name="P8"><text:span text:style-name="T6"/></text:p>
            <text:p text:style-name="P8"><text:span text:style-name="T6"/></text:p>
          </draw:text-box>
        </draw:frame>
        <draw:custom-shape draw:name="Shape 112" draw:style-name="gr6" draw:text-style-name="P6" draw:layer="layout" svg:width="0.032cm" svg:height="15.186cm" svg:x="22.829cm" svg:y="1.75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Shape 114" draw:style-name="gr2" draw:layer="layout" svg:width="12.7cm" svg:height="9.524cm" svg:x="3.176cm" svg:y="1.905cm" draw:page-number="14" presentation:class="page"/>
          <draw:frame draw:name="Shape 115" presentation:style-name="pr6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5" draw:style-name="dp1" draw:master-page-name="tx" presentation:presentation-page-layout-name="AL2T1">
        <draw:frame draw:name="Shape 117" presentation:style-name="pr5" draw:text-style-name="P5" draw:layer="layout" svg:width="24.081cm" svg:height="4.224cm" svg:x="0.659cm" svg:y="6.657cm" presentation:class="outline" presentation:user-transformed="true">
          <draw:text-box>
            <text:p text:style-name="P9"><text:span text:style-name="T34"><text:a xlink:href="http://thottingal.in/projects/js/jquery.i18n/demo/">Live example</text:a></text:span></text:p>
            <text:p text:style-name="P8"><text:span text:style-name="T6"/></text:p>
            <text:p text:style-name="P8"><text:span text:style-name="T6"/></text:p>
          </draw:text-box>
        </draw:frame>
        <presentation:notes draw:style-name="dp2">
          <draw:page-thumbnail draw:name="Shape 119" draw:style-name="gr2" draw:layer="layout" svg:width="12.7cm" svg:height="9.524cm" svg:x="3.176cm" svg:y="1.905cm" draw:page-number="15" presentation:class="page"/>
          <draw:frame draw:name="Shape 120" presentation:style-name="pr6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Internationalized, but..." draw:style-name="dp1" draw:master-page-name="tx" presentation:presentation-page-layout-name="AL2T1">
        <draw:frame draw:name="Shape 122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7"><text:span text:style-name="T5">Internationalized, but...</text:span></text:p>
          </draw:text-box>
        </draw:frame>
        <draw:frame draw:name="Shape 123" presentation:style-name="pr5" draw:text-style-name="P5" draw:layer="layout" svg:width="22.859cm" svg:height="3.167cm" svg:x="1.27cm" svg:y="4.445cm" presentation:class="outline" presentation:user-transformed="true">
          <draw:text-box>
            <text:p text:style-name="P9"><text:span text:style-name="T2">Are we sure that the readers have all the needed fonts on their machines?</text:span></text:p>
            <text:p text:style-name="P8"><text:span text:style-name="T6"/></text:p>
            <text:p text:style-name="P8"><text:span text:style-name="T6"/></text:p>
            <text:p text:style-name="P8"><text:span text:style-name="T6"/></text:p>
          </draw:text-box>
        </draw:frame>
        <draw:custom-shape draw:name="Shape 124" draw:style-name="gr7" draw:text-style-name="P6" draw:layer="layout" svg:width="23.52cm" svg:height="8.307cm" svg:x="0.939cm" svg:y="8.24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26" draw:style-name="gr2" draw:layer="layout" svg:width="12.7cm" svg:height="9.524cm" svg:x="3.176cm" svg:y="1.905cm" draw:page-number="16" presentation:class="page"/>
          <draw:frame draw:name="Shape 127" presentation:style-name="pr6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jquery.webfonts" draw:style-name="dp1" draw:master-page-name="tx" presentation:presentation-page-layout-name="AL2T1">
        <draw:frame draw:name="Shape 129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8"><text:span text:style-name="T5">jquery.webfonts</text:span></text:p>
          </draw:text-box>
        </draw:frame>
        <draw:frame draw:name="Shape 130" presentation:style-name="pr5" draw:text-style-name="P5" draw:layer="layout" svg:width="22.859cm" svg:height="13.798cm" svg:x="1.27cm" svg:y="4.445cm" presentation:class="outline" presentation:user-transformed="true">
          <draw:text-box>
            <text:p text:style-name="P8"><text:span text:style-name="T2">A webfonts library with a focus on non-Latin text readability and accessibility</text:span></text:p>
            <text:p text:style-name="P8"><text:span text:style-name="T6"/></text:p>
            <text:p text:style-name="P8"><text:span text:style-name="T2">Largest open licensed font repository </text:span></text:p>
            <text:p text:style-name="P8"><text:span text:style-name="T6"/></text:p>
            <text:p text:style-name="P8"><text:span text:style-name="T2">70+ fonts in 20+ scripts</text:span></text:p>
          </draw:text-box>
        </draw:frame>
        <presentation:notes draw:style-name="dp2">
          <draw:page-thumbnail draw:name="Shape 132" draw:style-name="gr2" draw:layer="layout" svg:width="12.7cm" svg:height="9.524cm" svg:x="3.176cm" svg:y="1.905cm" draw:page-number="17" presentation:class="page"/>
          <draw:frame draw:name="Shape 133" presentation:style-name="pr6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8" draw:style-name="dp1" draw:master-page-name="tx" presentation:presentation-page-layout-name="AL2T1">
        <draw:frame draw:name="Shape 135" presentation:style-name="pr5" draw:text-style-name="P5" draw:layer="layout" svg:width="22.859cm" svg:height="16.836cm" svg:x="1.072cm" svg:y="1.374cm" presentation:class="outline" presentation:user-transformed="true">
          <draw:text-box>
            <text:p text:style-name="P8"><text:span text:style-name="T35">1..2..3</text:span></text:p>
            <text:p text:style-name="P8"><text:span text:style-name="T6"/></text:p>
            <text:p text:style-name="P8"><text:span text:style-name="T6"/></text:p>
            <text:p text:style-name="P8"><text:span text:style-name="T35">1. </text:span><text:span text:style-name="T26">Annotate your HTML elements with lang attributes</text:span></text:p>
            <text:p text:style-name="P8"><text:span text:style-name="T6"/></text:p>
            <text:p text:style-name="P8"><text:span text:style-name="T36">&lt;div </text:span><text:span text:style-name="T37">lang="hi"</text:span><text:span text:style-name="T36"> class="container"&gt;...&lt;/div&gt;</text:span></text:p>
            <text:p text:style-name="P8"><text:span text:style-name="T6"/></text:p>
            <text:p text:style-name="P8"><text:span text:style-name="T35">2.</text:span><text:span text:style-name="T26"> Apply webfonts to the document</text:span></text:p>
            <text:p text:style-name="P8"><text:span text:style-name="T6"/></text:p>
            <text:p text:style-name="P8"><text:span text:style-name="T36">$(document).webfonts();</text:span></text:p>
            <text:p text:style-name="P8"><text:span text:style-name="T6"/></text:p>
            <text:p text:style-name="P8"><text:span text:style-name="T35">3.</text:span><text:span text:style-name="T26"> jquery.webfonts make sure that readers get the content with webfonts for the marked language. </text:span></text:p>
            <text:p text:style-name="P8"><text:span text:style-name="T6"/></text:p>
            <text:p text:style-name="P9"><text:span text:style-name="T26">No more squares or question marks with missing fonts</text:span></text:p>
          </draw:text-box>
        </draw:frame>
        <presentation:notes draw:style-name="dp2">
          <draw:page-thumbnail draw:name="Shape 137" draw:style-name="gr2" draw:layer="layout" svg:width="12.7cm" svg:height="9.524cm" svg:x="3.176cm" svg:y="1.905cm" draw:page-number="18" presentation:class="page"/>
          <draw:frame draw:name="Shape 138" presentation:style-name="pr6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I can read, now how can I write?" draw:style-name="dp1" draw:master-page-name="tx" presentation:presentation-page-layout-name="AL2T1">
        <draw:frame draw:name="Shape 140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7"><text:span text:style-name="T5">I can read, now how can I write?</text:span></text:p>
          </draw:text-box>
        </draw:frame>
        <draw:frame draw:name="Shape 141" presentation:style-name="pr5" draw:text-style-name="P5" draw:layer="layout" svg:width="22.859cm" svg:height="13.072cm" svg:x="1.27cm" svg:y="4.247cm" presentation:class="outline" presentation:user-transformed="true">
          <draw:text-box>
            <text:p text:style-name="P9"><text:span text:style-name="T2">Typing in non-Latin languages is difficult for users.</text:span></text:p>
            <text:p text:style-name="P8"><text:span text:style-name="T6"/></text:p>
            <text:p text:style-name="P9"><text:span text:style-name="T2">Their systems might not have input methods or be properly configured.</text:span></text:p>
            <text:p text:style-name="P8"><text:span text:style-name="T6"/></text:p>
            <text:p text:style-name="P8"><text:span text:style-name="T6"/></text:p>
            <text:p text:style-name="P9"><text:span text:style-name="T2">Do you know how to type in your mother tongue?</text:span></text:p>
          </draw:text-box>
        </draw:frame>
        <presentation:notes draw:style-name="dp2">
          <draw:page-thumbnail draw:name="Shape 143" draw:style-name="gr2" draw:layer="layout" svg:width="12.7cm" svg:height="9.524cm" svg:x="3.176cm" svg:y="1.905cm" draw:page-number="19" presentation:class="page"/>
          <draw:frame draw:name="Shape 144" presentation:style-name="pr6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jquery.ime" draw:style-name="dp1" draw:master-page-name="tx" presentation:presentation-page-layout-name="AL2T1">
        <draw:frame draw:name="Shape 146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8"><text:span text:style-name="T5">jquery.ime</text:span></text:p>
          </draw:text-box>
        </draw:frame>
        <draw:frame draw:name="Shape 147" presentation:style-name="pr5" draw:text-style-name="P5" draw:layer="layout" svg:width="22.859cm" svg:height="13.798cm" svg:x="1.27cm" svg:y="4.445cm" presentation:class="outline" presentation:user-transformed="true">
          <draw:text-box>
            <text:p text:style-name="P8"><text:span text:style-name="T2">* A library to power web applications with input methods</text:span></text:p>
            <text:p text:style-name="P8"><text:span text:style-name="T6"/></text:p>
            <text:p text:style-name="P8"><text:span text:style-name="T2">* Over 140+ input methods in many languages</text:span></text:p>
            <text:p text:style-name="P8"><text:span text:style-name="T2"><text:s/></text:span></text:p>
            <text:p text:style-name="P8"><text:span text:style-name="T2">* Deployed and tested in many wikis</text:span></text:p>
          </draw:text-box>
        </draw:frame>
        <presentation:notes draw:style-name="dp2">
          <draw:page-thumbnail draw:name="Shape 149" draw:style-name="gr2" draw:layer="layout" svg:width="12.7cm" svg:height="9.524cm" svg:x="3.176cm" svg:y="1.905cm" draw:page-number="20" presentation:class="page"/>
          <draw:frame draw:name="Shape 150" presentation:style-name="pr6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1" draw:style-name="dp1" draw:master-page-name="tx" presentation:presentation-page-layout-name="AL2T1">
        <draw:frame draw:name="Shape 146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8"><text:span text:style-name="T5">jquery.ime</text:span></text:p>
          </draw:text-box>
        </draw:frame>
        <draw:frame draw:name="Shape 147" presentation:style-name="pr5" draw:text-style-name="P5" draw:layer="layout" svg:width="22.859cm" svg:height="13.798cm" svg:x="1.27cm" svg:y="4.445cm" presentation:class="outline" presentation:user-transformed="true">
          <draw:text-box>
            <text:p text:style-name="P8"><text:span text:style-name="T2">* A library to power web applications with input methods</text:span></text:p>
            <text:p text:style-name="P8"><text:span text:style-name="T6"/></text:p>
            <text:p text:style-name="P8"><text:span text:style-name="T2">* Over 140+ input methods in many languages</text:span></text:p>
            <text:p text:style-name="P8"><text:span text:style-name="T2"><text:s/></text:span></text:p>
            <text:p text:style-name="P8"><text:span text:style-name="T2">* Deployed and tested in many wikis</text:span></text:p>
          </draw:text-box>
        </draw:frame>
        <presentation:notes draw:style-name="dp2">
          <draw:page-thumbnail draw:name="Shape 149" draw:style-name="gr2" draw:layer="layout" svg:width="12.7cm" svg:height="9.524cm" svg:x="3.176cm" svg:y="1.905cm" draw:page-number="21" presentation:class="page"/>
          <draw:frame draw:name="Shape 150" presentation:style-name="pr6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2" draw:style-name="dp1" draw:master-page-name="tx" presentation:presentation-page-layout-name="AL2T1">
        <draw:custom-shape draw:name="Shape 152" draw:style-name="gr8" draw:text-style-name="P6" draw:layer="layout" svg:width="20.478cm" svg:height="11.773cm" svg:x="2.461cm" svg:y="5.1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3" draw:style-name="gr4" draw:text-style-name="P26" draw:layer="layout" svg:width="19.907cm" svg:height="2.442cm" svg:x="2.311cm" svg:y="1.651cm">
          <text:p text:style-name="P25"><text:span text:style-name="T36">$( 'input' ).ime(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55" draw:style-name="gr2" draw:layer="layout" svg:width="12.7cm" svg:height="9.524cm" svg:x="3.176cm" svg:y="1.905cm" draw:page-number="22" presentation:class="page"/>
          <draw:frame draw:name="Shape 156" presentation:style-name="pr6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Selecting language" draw:style-name="dp1" draw:master-page-name="tx" presentation:presentation-page-layout-name="AL2T1">
        <draw:frame draw:name="Shape 158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7"><text:span text:style-name="T5">Selecting language</text:span></text:p>
          </draw:text-box>
        </draw:frame>
        <draw:frame draw:name="Shape 159" presentation:style-name="pr5" draw:text-style-name="P5" draw:layer="layout" svg:width="22.859cm" svg:height="13.798cm" svg:x="1.27cm" svg:y="4.445cm" presentation:class="outline" presentation:user-transformed="true">
          <draw:text-box>
            <text:p><text:span text:style-name="T2"/></text:p>
            <text:p text:style-name="P8"><text:span text:style-name="T2">... is a problem when your use case requires selection from ~50+ languages</text:span></text:p>
            <text:p text:style-name="P8"><text:span text:style-name="T6"/></text:p>
            <text:p text:style-name="P8"><text:span text:style-name="T2">Wikimedia is introducing a new language selector - Universal Language Selector</text:span></text:p>
            <text:p text:style-name="P8"><text:span text:style-name="T6"/></text:p>
            <text:p text:style-name="P8"><text:span text:style-name="T2">Available as general purpose open source jQuery library</text:span></text:p>
          </draw:text-box>
        </draw:frame>
        <presentation:notes draw:style-name="dp2">
          <draw:page-thumbnail draw:name="Shape 161" draw:style-name="gr2" draw:layer="layout" svg:width="12.7cm" svg:height="9.524cm" svg:x="3.176cm" svg:y="1.905cm" draw:page-number="23" presentation:class="page"/>
          <draw:frame draw:name="Shape 162" presentation:style-name="pr6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4" draw:style-name="dp1" draw:master-page-name="tx" presentation:presentation-page-layout-name="AL2T1">
        <draw:custom-shape draw:name="Shape 164" draw:style-name="gr9" draw:text-style-name="P6" draw:layer="layout" svg:width="22.126cm" svg:height="15.123cm" svg:x="1.768cm" svg:y="1.96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66" draw:style-name="gr2" draw:layer="layout" svg:width="12.7cm" svg:height="9.524cm" svg:x="3.176cm" svg:y="1.905cm" draw:page-number="24" presentation:class="page"/>
          <draw:frame draw:name="Shape 167" presentation:style-name="pr6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5" draw:style-name="dp1" draw:master-page-name="tx" presentation:presentation-page-layout-name="AL2T1">
        <draw:frame draw:name="Shape 169" presentation:style-name="pr5" draw:text-style-name="P29" draw:layer="layout" svg:width="25.27cm" svg:height="15.218cm" svg:x="0.015cm" svg:y="1.143cm" presentation:class="outline" presentation:user-transformed="true">
          <draw:text-box>
            <text:p text:style-name="P27"><text:span text:style-name="T38">Use, Fork, Improve</text:span></text:p>
            <text:p text:style-name="P27"><text:span text:style-name="T39">github.com/wikimedia</text:span></text:p>
            <text:p text:style-name="P28"/>
            <text:p text:style-name="P27"><text:span text:style-name="T38">We are hiring!</text:span></text:p>
            <text:p text:style-name="P27"><text:span text:style-name="T39">http://wikimediafoundation.org/wiki/Jobs</text:span></text:p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><text:span text:style-name="T40">Internationalize your web applications using Wikimedia i18n libraries- Gnunify, Feb 2013, Pune. </text:span></text:p>
            <text:p text:style-name="P28"><text:span text:style-name="T40">Santhosh Thottingal. © CC-BY-SA</text:span></text:p>
          </draw:text-box>
        </draw:frame>
        <presentation:notes draw:style-name="dp2">
          <draw:page-thumbnail draw:name="Shape 171" draw:style-name="gr2" draw:layer="layout" svg:width="12.7cm" svg:height="9.524cm" svg:x="3.176cm" svg:y="1.905cm" draw:page-number="25" presentation:class="page"/>
          <draw:frame draw:name="Shape 172" presentation:style-name="pr6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2010000008700000087ACDE320F.png" xlink:type="simple" xlink:show="embed" xlink:actuate="onLoad"/>
    <draw:fill-image draw:name="Bitmape_20_2" draw:display-name="Bitmape 2" xlink:href="Pictures/10000201000003790000013A59E031CB.png" xlink:type="simple" xlink:show="embed" xlink:actuate="onLoad"/>
    <draw:fill-image draw:name="Bitmape_20_3" draw:display-name="Bitmape 3" xlink:href="Pictures/1000020100000306000001BD83F7EA82.png" xlink:type="simple" xlink:show="embed" xlink:actuate="onLoad"/>
    <draw:fill-image draw:name="Bitmape_20_4" draw:display-name="Bitmape 4" xlink:href="Pictures/10000201000002CA000001E8F9116403.png" xlink:type="simple" xlink:show="embed" xlink:actuate="onLoad"/>
    <draw:marker draw:name="Arrow" svg:viewBox="0 0 20 30" svg:d="m10 0-10 30h20z"/>
    <draw:marker draw:name="msArrowEnd_20_9" draw:display-name="msArrowEnd 9" svg:viewBox="0 0 500 500" svg:d="m250 0 250 500h-500z"/>
    <draw:marker draw:name="msArrowStealthEnd_20_9" draw:display-name="msArrowStealthEnd 9" svg:viewBox="0 0 500 500" svg:d="m250 0 250 500-250-200-250 20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Meera" style:font-family-generic="roman" style:font-pitch="variable" fo:font-size="24pt" fo:language="en" fo:country="US" style:font-family-asian="AnjaliOldLipi" style:font-family-generic-asian="system" style:font-pitch-asian="variable" style:font-size-asian="24pt" style:language-asian="zh" style:country-asian="CN" style:font-family-complex="AnjaliOldLipi" style:font-family-generic-complex="system" style:font-pitch-complex="variable" style:font-size-complex="24pt" style:language-complex="ml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AnjaliOldLip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000000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AnjaliOldLipi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cm" fo:margin-bottom="0.1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cm" fo:margin-bottom="0.1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cm" fo:margin-bottom="0.1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cm" fo:margin-bottom="0.1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cm" fo:margin-bottom="0.1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AnjaliOldLipi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solid" draw:fill-color="#000000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AnjaliOldLipi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cm" fo:margin-bottom="0.1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cm" fo:margin-bottom="0.1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cm" fo:margin-bottom="0.1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cm" fo:margin-bottom="0.1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cm" fo:margin-bottom="0.1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AnjaliOldLipi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fo:min-height="3.181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x-title">
      <style:graphic-properties draw:stroke="none" svg:stroke-width="0cm" draw:fill="none" draw:textarea-vertical-align="bottom" draw:auto-grow-height="false" fo:min-height="3.181cm" fo:padding-top="0.254cm" fo:padding-bottom="0.254cm" fo:padding-left="0.254cm" fo:padding-right="0.254cm" fo:wrap-option="wrap"/>
    </style:style>
    <style:style style:name="Mpr5" style:family="presentation" style:parent-style-name="tx-outline1">
      <style:graphic-properties draw:stroke="none" svg:stroke-width="0cm" draw:fill="none" draw:textarea-vertical-align="top" draw:auto-grow-height="false" fo:min-height="11.049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draw:fill="none" draw:fill-color="#ffffff" draw:auto-grow-height="false" fo:min-height="1.27cm"/>
    </style:style>
    <style:style style:name="Mpr7" style:family="presentation" style:parent-style-name="tx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.847cm"/>
      <style:text-properties fo:font-size="18pt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.635cm"/>
      <style:text-properties fo:font-size="18pt"/>
    </style:style>
    <style:style style:name="MP6" style:family="paragraph">
      <style:paragraph-properties fo:margin-left="0cm" fo:margin-right="0cm" fo:margin-top="0.212cm" fo:margin-bottom="0cm" fo:line-height="100%" fo:text-align="start" fo:text-indent="0cm"/>
      <style:text-properties fo:font-size="18pt"/>
    </style:style>
    <style:style style:name="MT1" style:family="text">
      <style:text-properties fo:color="#ffffff" style:text-line-through-style="none" fo:font-family="Arial" fo:font-size="48pt" fo:letter-spacing="normal" fo:font-style="normal" style:text-underline-style="none" fo:font-weight="bold" style:font-family-asian="Arial" style:font-size-asian="48pt" style:font-style-asian="normal" style:font-weight-asian="bold" style:font-family-complex="Arial" style:font-size-complex="48pt" style:font-style-complex="normal" style:font-weight-complex="bold"/>
    </style:style>
    <style:style style:name="MT2" style:family="text">
      <style:text-properties fo:color="#ffffff" style:text-line-through-style="none" fo:font-family="Arial" fo:font-size="36pt" fo:letter-spacing="normal" fo:font-style="normal" style:text-underline-style="none" fo:font-weight="bold" style:font-family-asian="Arial" style:font-size-asian="36pt" style:font-style-asian="normal" style:font-weight-asian="bold" style:font-family-complex="Arial" style:font-size-complex="36pt" style:font-style-complex="normal" style:font-weight-complex="bold"/>
    </style:style>
    <style:style style:name="MT3" style:family="text">
      <style:text-properties fo:color="#ffffff" style:text-line-through-style="none" fo:font-family="Arial" fo:font-size="30pt" fo:letter-spacing="normal" fo:font-style="normal" style:text-underline-style="none" fo:font-weight="normal" style:font-family-asian="Arial" style:font-size-asian="30pt" style:font-style-asian="normal" style:font-weight-asian="normal" style:font-family-complex="Arial" style:font-size-complex="3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ffffff" fo:font-size="16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title" style:page-layout-name="PM1" draw:style-name="Mdp1">
      <draw:frame draw:name="Shape 9" presentation:style-name="Mpr1" draw:text-style-name="MP4" draw:layer="backgroundobjects" svg:width="21.589cm" svg:height="4.295cm" svg:x="1.905cm" svg:y="5.864cm" presentation:class="title" presentation:user-transformed="true">
        <draw:text-box>
          <text:p text:style-name="MP3"><text:span text:style-name="MT1">Click to edit the title text format</text:span></text:p>
        </draw:text-box>
      </draw:frame>
      <draw:frame presentation:style-name="title-outline1" draw:layer="backgroundobjects" svg:width="22.351cm" svg:height="11.048cm" svg:x="1.27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x" style:page-layout-name="PM1" draw:style-name="Mdp1">
      <draw:frame draw:name="Shape 11" presentation:style-name="Mpr4" draw:text-style-name="MP4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draw:name="Shape 12" presentation:style-name="Mpr5" draw:text-style-name="MP4" draw:layer="backgroundobjects" svg:width="22.859cm" svg:height="13.798cm" svg:x="1.27cm" svg:y="4.445cm" presentation:class="outline" presentation:user-transformed="true">
        <draw:text-box>
          <text:p text:style-name="MP6"><text:span text:style-name="MT3">Click to edit the outline text format</text:span></text:p>
          <text:list text:style-name="ML4">
            <text:list-item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  <text:list>
                                    <text:list-item>
                                      <text:p text:style-name="MP6"><text:span text:style-name="MT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x-title" draw:layer="backgroundobjects" svg:width="12.699cm" svg:height="9.524cm" svg:x="3.175cm" svg:y="1.93cm" presentation:class="page"/>
        <draw:frame presentation:style-name="tx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2-16T08:17:45</dc:date>
    <meta:generator>LibreOffice/3.5$Linux_X86_64 LibreOffice_project/350m1$Build-2</meta:generator>
    <meta:editing-duration>PT9H8M13S</meta:editing-duration>
    <meta:editing-cycles>8</meta:editing-cycles>
    <meta:document-statistic meta:object-count="134"/>
  </office:meta>
</office:document-meta>
</file>